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9792" officeooo:paragraph-rsid="00019792"/>
    </style:style>
    <style:style style:name="P2" style:family="paragraph" style:parent-style-name="Standard">
      <style:text-properties officeooo:paragraph-rsid="00019792"/>
    </style:style>
    <style:style style:name="P3" style:family="paragraph" style:parent-style-name="Standard">
      <style:text-properties officeooo:rsid="0002657c" officeooo:paragraph-rsid="0002657c"/>
    </style:style>
    <style:style style:name="P4" style:family="paragraph" style:parent-style-name="Standard">
      <style:text-properties officeooo:rsid="00027d4b" officeooo:paragraph-rsid="00027d4b"/>
    </style:style>
    <style:style style:name="P5" style:family="paragraph" style:parent-style-name="Standard">
      <style:text-properties fo:font-size="14pt" fo:font-weight="bold" officeooo:rsid="000856cc" officeooo:paragraph-rsid="000856cc" style:font-size-asian="14pt" style:font-weight-asian="bold" style:font-size-complex="14pt" style:font-weight-complex="bold"/>
    </style:style>
    <style:style style:name="P6" style:family="paragraph" style:parent-style-name="Standard">
      <style:text-properties fo:font-size="14pt" fo:font-weight="bold" officeooo:rsid="000b8f4d" officeooo:paragraph-rsid="000b8f4d" style:font-size-asian="14pt" style:font-weight-asian="bold" style:font-size-complex="14pt" style:font-weight-complex="bold"/>
    </style:style>
    <style:style style:name="P7" style:family="paragraph" style:parent-style-name="Standard">
      <style:text-properties fo:font-size="14pt" fo:font-weight="bold" officeooo:rsid="000ec75f" officeooo:paragraph-rsid="000ec75f" style:font-size-asian="14pt" style:font-weight-asian="bold" style:font-size-complex="14pt" style:font-weight-complex="bold"/>
    </style:style>
    <style:style style:name="P8" style:family="paragraph" style:parent-style-name="Standard">
      <style:text-properties fo:font-size="12pt" fo:font-weight="normal" officeooo:rsid="000856cc" officeooo:paragraph-rsid="000856cc" style:font-size-asian="10.5pt" style:font-weight-asian="normal" style:font-size-complex="12pt" style:font-weight-complex="normal"/>
    </style:style>
    <style:style style:name="P9" style:family="paragraph" style:parent-style-name="Standard">
      <style:text-properties fo:font-size="12pt" fo:font-weight="normal" officeooo:rsid="000a5190" officeooo:paragraph-rsid="000a5190" style:font-size-asian="10.5pt" style:font-weight-asian="normal" style:font-size-complex="12pt" style:font-weight-complex="normal"/>
    </style:style>
    <style:style style:name="P10" style:family="paragraph" style:parent-style-name="Standard">
      <style:text-properties fo:font-size="12pt" fo:font-weight="normal" officeooo:rsid="000b8f4d" officeooo:paragraph-rsid="000b8f4d" style:font-size-asian="10.5pt" style:font-weight-asian="normal" style:font-size-complex="12pt" style:font-weight-complex="normal"/>
    </style:style>
    <style:style style:name="P11" style:family="paragraph" style:parent-style-name="Standard">
      <style:text-properties fo:font-size="12pt" fo:font-weight="normal" officeooo:rsid="000b8f4d" officeooo:paragraph-rsid="000ec75f" style:font-size-asian="10.5pt" style:font-weight-asian="normal" style:font-size-complex="12pt" style:font-weight-complex="normal"/>
    </style:style>
    <style:style style:name="P12" style:family="paragraph" style:parent-style-name="Standard">
      <style:text-properties fo:font-size="12pt" fo:font-weight="normal" officeooo:rsid="000cd9c6" officeooo:paragraph-rsid="000cd9c6" style:font-size-asian="10.5pt" style:font-weight-asian="normal" style:font-size-complex="12pt" style:font-weight-complex="normal"/>
    </style:style>
    <style:style style:name="P13" style:family="paragraph" style:parent-style-name="Standard">
      <style:text-properties fo:font-size="12pt" fo:font-weight="normal" officeooo:rsid="000ec75f" officeooo:paragraph-rsid="000ec75f" style:font-size-asian="10.5pt" style:font-weight-asian="normal" style:font-size-complex="12pt" style:font-weight-complex="normal"/>
    </style:style>
    <style:style style:name="P14" style:family="paragraph" style:parent-style-name="Standard">
      <style:text-properties fo:font-size="12pt" fo:font-weight="normal" officeooo:rsid="000b8f4d" officeooo:paragraph-rsid="000b8f4d" style:font-size-asian="10.5pt" style:font-weight-asian="normal" style:font-size-complex="12pt" style:font-weight-complex="normal"/>
    </style:style>
    <style:style style:name="P15" style:family="paragraph" style:parent-style-name="Standard">
      <style:text-properties fo:font-size="12pt" fo:font-weight="normal" officeooo:rsid="000ec75f" officeooo:paragraph-rsid="000ec75f" style:font-size-asian="10.5pt" style:font-weight-asian="normal" style:font-size-complex="12pt" style:font-weight-complex="normal"/>
    </style:style>
    <style:style style:name="P16" style:family="paragraph" style:parent-style-name="Standard">
      <style:text-properties fo:font-size="12pt" fo:font-weight="normal" officeooo:rsid="00139166" officeooo:paragraph-rsid="00139166" style:font-size-asian="10.5pt" style:font-weight-asian="normal" style:font-size-complex="12pt" style:font-weight-complex="normal"/>
    </style:style>
    <style:style style:name="P17" style:family="paragraph" style:parent-style-name="Standard">
      <style:text-properties fo:font-size="12pt" fo:font-weight="normal" officeooo:rsid="0018a098" officeooo:paragraph-rsid="0018a098" style:font-size-asian="10.5pt" style:font-weight-asian="normal" style:font-size-complex="12pt" style:font-weight-complex="normal"/>
    </style:style>
    <style:style style:name="P18" style:family="paragraph" style:parent-style-name="Standard">
      <style:text-properties fo:font-size="12pt" fo:font-weight="normal" officeooo:rsid="0018a098" officeooo:paragraph-rsid="001a15bf" style:font-size-asian="10.5pt" style:font-weight-asian="normal" style:font-size-complex="12pt" style:font-weight-complex="normal"/>
    </style:style>
    <style:style style:name="P19" style:family="paragraph" style:parent-style-name="Standard">
      <style:text-properties fo:font-size="12pt" fo:font-weight="normal" officeooo:rsid="00191e37" officeooo:paragraph-rsid="00191e37" style:font-size-asian="10.5pt" style:font-weight-asian="normal" style:font-size-complex="12pt" style:font-weight-complex="normal"/>
    </style:style>
    <style:style style:name="P20" style:family="paragraph" style:parent-style-name="Standard">
      <style:text-properties fo:font-size="12pt" fo:font-weight="bold" officeooo:rsid="00139166" officeooo:paragraph-rsid="00139166" style:font-size-asian="10.5pt" style:font-weight-asian="bold" style:font-size-complex="12pt" style:font-weight-complex="bold"/>
    </style:style>
    <style:style style:name="T1" style:family="text">
      <style:text-properties officeooo:rsid="00019792"/>
    </style:style>
    <style:style style:name="T2" style:family="text">
      <style:text-properties officeooo:rsid="0002657c"/>
    </style:style>
    <style:style style:name="T3" style:family="text">
      <style:text-properties officeooo:rsid="00046d1d"/>
    </style:style>
    <style:style style:name="T4" style:family="text">
      <style:text-properties officeooo:rsid="000cd9c6"/>
    </style:style>
    <style:style style:name="T5" style:family="text">
      <style:text-properties officeooo:rsid="00156ed5"/>
    </style:style>
    <style:style style:name="T6" style:family="text">
      <style:text-properties officeooo:rsid="001a15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te 1</text:p>
      <text:p text:style-name="P2"><text:span text:style-name="T1">1/ Ce lien renvoie sur un jeu de données concernant la météo sur MARS </text:span></text:p>
      <text:p text:style-name="P1"/>
      <text:p text:style-name="P1">2/ C’est la nasa qui propose cette information</text:p>
      <text:p text:style-name="P1"/>
      <text:p text:style-name="P1">3/ <text:span text:style-name="T2">Nous avons un text ( format clé → valeur ) </text:span></text:p>
      <text:p text:style-name="P1"><text:tab/></text:p>
      <text:p text:style-name="P3">4/ On peut retrouver des dates, des températures et des données telles que “early winter” ou “early summer”</text:p>
      <text:p text:style-name="P3"/>
      <text:p text:style-name="P3">Site 2 </text:p>
      <text:p text:style-name="P4">1/ Ce lien renvoie sur un jeu de données concernant des photos que des rovers ont pu prendre sur mars</text:p>
      <text:p text:style-name="P3"/>
      <text:p text:style-name="P4">2/ C’est encore la nasa qui propose cette API</text:p>
      <text:p text:style-name="P4"/>
      <text:p text:style-name="P4">3/ Nous avons encore une fois du text avec des clé et des valeurs</text:p>
      <text:p text:style-name="P4"/>
      <text:p text:style-name="P4">4/ On peut retrouver le nom de la caméra ayant prit la photo, des informations sur le rover concerné avec par exemple la date de lancement, la date d’attérissage sur Mars…</text:p>
      <text:p text:style-name="P4"/>
      <text:p text:style-name="P4">Site 2 Bis </text:p>
      <text:p text:style-name="P4">Ici nous sommes sur la même API sauf qu’on peut voir qu’en parametre nous avons “camera=FHAZ” et donc on peut comprendre que l’API nous ait renvoyé uniquement les photo prises par la caméra FHAZ <text:span text:style-name="T3">(En modifiant le parametre en metant quelque chose qui n’existe pas, on peut d’ailleurs constater que l’API nous renvoie : un tableau vide nommé photos</text:span></text:p>
      <text:p text:style-name="P4"/>
      <text:p text:style-name="P5">Construire ses propres requêtes</text:p>
      <text:p text:style-name="P5"/>
      <text:p text:style-name="P8">1/ Nous avons un fichier text</text:p>
      <text:p text:style-name="P8"><text:tab/>Il y a différents attributs comme : name, number,address,fullAddress, latitude, longitude,…</text:p>
      <text:p text:style-name="P8"/>
      <text:p text:style-name="P9">2/ Il y a available : qui doit donner le nombre de vélos disponibles</text:p>
      <text:p text:style-name="P9"><text:tab/>free pour le nombre de places disponibles ?</text:p>
      <text:p text:style-name="P9"><text:tab/>Total pour le nombre de places totales ?</text:p>
      <text:p text:style-name="P9"><text:tab/>Ticket ?</text:p>
      <text:p text:style-name="P9"><text:tab/>Open Qui doit signifier que la station n’est pas en travaux par exemple</text:p>
      <text:p text:style-name="P9"><text:tab/>updated qui doit concerner les développeur j’imagine</text:p>
      <text:p text:style-name="P9"><text:tab/>puis : connected </text:p>
      <text:p text:style-name="P8"><text:a xlink:type="simple" xlink:href="http://www.velostanlib.fr/service/stationdetails/nancy/5" text:style-name="Internet_20_link" text:visited-style-name="Visited_20_Internet_20_Link">http://www.velostanlib.fr/service/stationdetails/nancy/5</text:a></text:p>
      <text:p text:style-name="P8"/>
      <text:p text:style-name="P10">3 et 4/ Il suffit d’utiliser la premiere requete pour avoir les id des différentes stations, ensuite en utilisant la deuxieme requete avec ces ids, on a le détails de chacune de ces stations</text:p>
      <text:p text:style-name="P10"/>
      <text:p text:style-name="P10">Pour trouver la plus proche il suffit de comparer notre latitude et longitude avec les différents résultat de la requete un et d’en prendre la plus proche de nous</text:p>
      <text:p text:style-name="P10"/>
      <text:p text:style-name="P10"/>
      <text:p text:style-name="P10"/>
      <text:p text:style-name="P6"><text:soft-page-break/>Utiliser les requêtes comme outils de recherches</text:p>
      <text:p text:style-name="P10"/>
      <text:p text:style-name="P10"><text:span text:style-name="T4">1/ </text:span>Cette requête renvoit <text:span text:style-name="T4">un fichier text concernant des films</text:span></text:p>
      <text:p text:style-name="P10"/>
      <text:p text:style-name="P12">2/ Au format XML</text:p>
      <text:p text:style-name="P8"/>
      <text:p text:style-name="P12">3/ </text:p>
      <text:p text:style-name="P12"/>
      <text:p text:style-name="P7">Ces formats peuvent aussi permettre des échanges</text:p>
      <text:p text:style-name="P11"/>
      <text:p text:style-name="P13">geojson,</text:p>
      <text:p text:style-name="P13">iframe,</text:p>
      <text:p text:style-name="P13">…</text:p>
      <text:p text:style-name="P13"/>
      <text:p text:style-name="P13">Pour le geoJSON : </text:p>
      <text:p text:style-name="P13">{<text:line-break/> <text:s/>"type": "FeatureCollection",<text:line-break/> <text:s/>"features": [<text:line-break/> <text:s text:c="3"/>{<text:line-break/> <text:s text:c="5"/>"type": "Feature",<text:line-break/> <text:s text:c="5"/>"properties": {<text:line-break/> <text:s text:c="7"/>"name": "oh"<text:line-break/> <text:s text:c="5"/>},<text:line-break/> <text:s text:c="5"/>"geometry": {<text:line-break/> <text:s text:c="7"/>"type": "Point",<text:line-break/> <text:s text:c="7"/>"coordinates": [<text:line-break/> <text:s text:c="9"/>6.04248,<text:line-break/> <text:s text:c="9"/>48.719961<text:line-break/> <text:s text:c="7"/>]<text:line-break/> <text:s text:c="5"/>}<text:line-break/> <text:s text:c="3"/>}<text:line-break/> <text:s/>]<text:line-break/>}</text:p>
      <text:p text:style-name="P13"/>
      <text:p text:style-name="P20">INTERLUDE </text:p>
      <text:p text:style-name="P16"/>
      <text:p text:style-name="P16">1/ Dans le cas des vélos, ce qui motive l’entreprise a mettre les données en lignes est le fait que cela facilite et donc incite les gens a utiliser les vélos. </text:p>
      <text:p text:style-name="P16">Sinon, mettre en ligne des données ouvertes permet d’économiser du temps et de l’argent. Prenons le domaine de la recherche par exemple, une expérience qui est réalisée une fois et mise en ligne n’a plus vraiment besoin d’être refaite (sauf si biensur on y change quelques parametre comme la température…). C’est donc un gain de temps et d’argent.</text:p>
      <text:p text:style-name="P16"/>
      <text:p text:style-name="P16"/>
      <text:p text:style-name="P16"/>
      <text:p text:style-name="P16"/>
      <text:p text:style-name="P16"/>
      <text:p text:style-name="P16"/>
      <text:p text:style-name="P16"><text:soft-page-break/>2/ <text:tab/><text:span text:style-name="T5">a) kml,gpx,geojson,… </text:span></text:p>
      <text:p text:style-name="P16"><text:tab/><text:span text:style-name="T5">b) <text:tab/>-XML → des balises </text:span></text:p>
      <text:p text:style-name="P16"><text:tab/><text:tab/>-<text:span text:style-name="T5">JSON → des tableaux étiquette:valeur</text:span></text:p>
      <text:p text:style-name="P16"><text:tab/><text:tab/>-<text:span text:style-name="T5">CSV → la premiere ligne correspond aux étiquettes, les autres concernent les données</text:span></text:p>
      <text:p text:style-name="P16"><text:tab/><text:tab/><text:tab/><text:tab/><text:span text:style-name="T5">il y a un séparateur de ligne et un séparateur de valeur, les deux sont <text:tab/><text:tab/><text:tab/><text:tab/><text:tab/>différents</text:span></text:p>
      <text:p text:style-name="P16"><text:tab/><text:span text:style-name="T5">c) </text:span><text:a xlink:type="simple" xlink:href="https://api.gouv.fr/documentation/api_carto_codes_postaux" text:style-name="Internet_20_link" text:visited-style-name="Visited_20_Internet_20_Link"><text:span text:style-name="T5">https://api.gouv.fr/documentation/api_carto_codes_postaux</text:span></text:a><text:span text:style-name="T5"> </text:span></text:p>
      <text:p text:style-name="P17"/>
      <text:p text:style-name="P19"><text:span text:style-name="T6">3</text:span>/ Prenons l’exemple de l’api <text:span text:style-name="T6">des codes postaux. On aurait un formulaire où l’utilisateur devrait entrer son adresse, il entrerait son code postal. On ferait appel à l’api pour trouver quelles communes correspondent à ce code postal. Ensuite on pourrait remplir un champs select avec les différentes villes correspondantes et il n’aurait qu’a la selectionner. Cela éviterait d’ailleurs les erreurs de saisie de la part de l’utilisateur.</text:span></text:p>
      <text:p text:style-name="P19"/>
      <text:p text:style-name="P18"><text:span text:style-name="T6">4</text:span>/<text:tab/>JSON → Javascript</text:p>
      <text:p text:style-name="P18"><text:tab/>CSV → les table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21-11-18T16:48:20.951000000</dc:date>
    <meta:editing-duration>PT1H29M14S</meta:editing-duration>
    <meta:editing-cycles>12</meta:editing-cycles>
    <meta:document-statistic meta:table-count="0" meta:image-count="0" meta:object-count="0" meta:page-count="3" meta:paragraph-count="48" meta:word-count="602" meta:character-count="3688" meta:non-whitespace-character-count="2998"/>
  </office:meta>
</office:document-meta>
</file>